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e101a" style:text-line-through-style="none" style:text-line-through-type="none" style:font-name="Arial" fo:font-size="11pt" fo:font-style="normal" style:text-underline-style="none" fo:font-weight="normal" officeooo:rsid="00104366" officeooo:paragraph-rsid="00104366" style:text-blinking="false" fo:background-color="transparent" style:font-size-asian="9.60000038146973pt" style:font-weight-asian="normal" style:font-size-complex="11pt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e101a" style:text-line-through-style="none" style:text-line-through-type="none" style:font-name="Arial" fo:font-size="11pt" fo:font-style="normal" style:text-underline-style="none" fo:font-weight="normal" officeooo:rsid="000bf28b" officeooo:paragraph-rsid="000bf28b" style:text-blinking="false" fo:background-color="transparent" style:font-size-asian="9.60000038146973pt" style:font-weight-asian="normal" style:font-size-complex="11pt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e101a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e101a" style:text-line-through-style="none" style:text-line-through-type="none" style:font-name="Arial" fo:font-size="11pt" fo:font-style="normal" style:text-underline-style="none" fo:font-weight="normal" officeooo:rsid="000cca23" officeooo:paragraph-rsid="000cca23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e101a" style:text-line-through-style="none" style:text-line-through-type="none" style:font-name="Arial" fo:font-size="14pt" fo:font-style="normal" style:text-underline-style="none" fo:font-weight="bold" officeooo:rsid="000bf28b" officeooo:paragraph-rsid="000bf28b" style:text-blinking="false" fo:background-color="transparent" style:font-size-asian="12.25pt" style:font-weight-asian="bold" style:font-size-complex="14pt" style:font-weight-complex="bold"/>
    </style:style>
    <style:style style:name="T1" style:family="text">
      <style:text-properties fo:font-variant="normal" fo:text-transform="none" fo:color="#0e101a" style:text-line-through-style="none" style:text-line-through-type="none" fo:font-size="11pt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e101a" style:text-line-through-style="none" style:text-line-through-type="none" fo:font-size="11pt" style:text-underline-style="none" officeooo:rsid="0010b1f9" style:text-blinking="false" fo:background-color="transparent" loext:char-shading-value="0"/>
    </style:style>
    <style:style style:name="T3" style:family="text">
      <style:text-properties fo:font-variant="normal" fo:text-transform="none" fo:color="#0e101a" style:text-line-through-style="none" style:text-line-through-type="none" fo:font-size="11pt" style:text-underline-style="none" officeooo:rsid="0011a209" style:text-blinking="false" fo:background-color="transparent" loext:char-shading-value="0"/>
    </style:style>
    <style:style style:name="T4" style:family="text">
      <style:text-properties fo:font-variant="normal" fo:text-transform="none" fo:color="#0e101a" style:text-line-through-style="none" style:text-line-through-type="none" fo:font-size="11pt" style:text-underline-style="none" officeooo:rsid="000cca23" style:text-blinking="false" fo:background-color="transparent" loext:char-shading-value="0"/>
    </style:style>
    <style:style style:name="T5" style:family="text">
      <style:text-properties fo:font-variant="normal" fo:text-transform="none" fo:color="#0e101a" style:text-line-through-style="none" style:text-line-through-type="none" fo:font-size="11pt" style:text-underline-style="none" officeooo:rsid="001c8cd3" style:text-blinking="false" fo:background-color="transparent" loext:char-shading-value="0"/>
    </style:style>
    <style:style style:name="T6" style:family="text">
      <style:text-properties fo:font-variant="normal" fo:text-transform="none" fo:color="#0e101a" style:text-line-through-style="none" style:text-line-through-type="none" fo:font-size="11pt" style:text-underline-style="none" officeooo:rsid="0015aa29" style:text-blinking="false" fo:background-color="transparent" loext:char-shading-value="0"/>
    </style:style>
    <style:style style:name="T7" style:family="text">
      <style:text-properties fo:font-variant="normal" fo:text-transform="none" fo:color="#0e101a" style:text-line-through-style="none" style:text-line-through-type="none" fo:font-size="11pt" style:text-underline-style="none" officeooo:rsid="001c9975" style:text-blinking="false" fo:background-color="transparent" loext:char-shading-value="0"/>
    </style:style>
    <style:style style:name="T8" style:family="text">
      <style:text-properties fo:font-variant="normal" fo:text-transform="none" fo:color="#0e101a" style:text-line-through-style="none" style:text-line-through-type="none" fo:font-size="11pt" style:text-underline-style="none" officeooo:rsid="0022d0b5" style:text-blinking="false" fo:background-color="transparent" loext:char-shading-value="0"/>
    </style:style>
    <style:style style:name="T9" style:family="text">
      <style:text-properties fo:font-variant="normal" fo:text-transform="none" fo:color="#0e101a" style:text-line-through-style="none" style:text-line-through-type="none" fo:font-size="11pt" style:text-underline-style="none" officeooo:rsid="0024b795" style:text-blinking="false" fo:background-color="transparent" loext:char-shading-value="0"/>
    </style:style>
    <style:style style:name="T10" style:family="text">
      <style:text-properties fo:font-variant="normal" fo:text-transform="none" fo:color="#0e101a" style:text-line-through-style="none" style:text-line-through-type="none" fo:font-size="11pt" style:text-underline-style="none" officeooo:rsid="00259d53" style:text-blinking="false" fo:background-color="transparent" loext:char-shading-value="0"/>
    </style:style>
    <style:style style:name="T11" style:family="text">
      <style:text-properties fo:font-variant="normal" fo:text-transform="none" fo:color="#0e101a" style:text-line-through-style="none" style:text-line-through-type="none" fo:font-size="11pt" style:text-underline-style="none" officeooo:rsid="0029d48d" style:text-blinking="false" fo:background-color="transparent" loext:char-shading-value="0"/>
    </style:style>
    <style:style style:name="T12" style:family="text">
      <style:text-properties fo:font-variant="normal" fo:text-transform="none" fo:color="#0e101a" style:text-line-through-style="none" style:text-line-through-type="none" fo:font-size="11pt" style:text-underline-style="none" officeooo:rsid="0033f09b" style:text-blinking="false" fo:background-color="transparent" loext:char-shading-value="0"/>
    </style:style>
    <style:style style:name="T13" style:family="text">
      <style:text-properties officeooo:rsid="001e248e"/>
    </style:style>
    <style:style style:name="T14" style:family="text">
      <style:text-properties officeooo:rsid="00259d53"/>
    </style:style>
    <style:style style:name="T15" style:family="text">
      <style:text-properties officeooo:rsid="0028d505"/>
    </style:style>
    <style:style style:name="T16" style:family="text">
      <style:text-properties officeooo:rsid="002b74b1"/>
    </style:style>
    <style:style style:name="T17" style:family="text">
      <style:text-properties officeooo:rsid="0034e8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stract Rough Draft <text:span text:style-name="T13">V</text:span></text:p>
      <text:p text:style-name="P3"/>
      <text:p text:style-name="P6">Measurement of the Emanation of Radon-222 from Tubing for the LUX-ZEPLIN Dark Matter Experiment</text:p>
      <text:p text:style-name="P4"/>
      <text:p text:style-name="P5">H. Ryott Glayzer, Physics</text:p>
      <text:p text:style-name="P5">Dr. R. W. Schnee, Physics</text:p>
      <text:p text:style-name="P5"/>
      <text:p text:style-name="P1"><text:span text:style-name="T2">Popularized in science fiction as a common source of </text:span><text:span text:style-name="T3">spacecraft </text:span><text:span text:style-name="T2">fuel</text:span><text:span text:style-name="T1">, dark matter, which composes approximately 85% of the universe's mass, remains </text:span><text:span text:style-name="T4">highly</text:span><text:span text:style-name="T1"> elusive. The LUX-ZEPLIN (LZ) Dark Matter experiment seeks to provid</text:span><text:span text:style-name="T8">e</text:span><text:span text:style-name="T1"> the first direct observation of dark matter. </text:span><text:span text:style-name="T5">An interaction that can mimic that of dark matter is</text:span><text:span text:style-name="T1"> the beta decay of </text:span><text:span text:style-name="T5">Pb-214,</text:span><text:span text:style-name="T6"> the </text:span><text:span text:style-name="T5">grand-</text:span><text:span text:style-name="T6">daughter of</text:span><text:span text:style-name="T1"> Rn-222, which has traces in almost every material on the planet. To mitigate these ubiquitous false signals, South Dakota Mines</text:span><text:span text:style-name="T7"> </text:span><text:span text:style-name="T1">has employed the Radon Emanation System to assess rad</text:span><text:span text:style-name="T7">on diffusion rates</text:span><text:span text:style-name="T1">, allowing researchers to build a background profile for the LZ exper</text:span><text:span text:style-name="T12">ment.</text:span><text:span text:style-name="T11"> </text:span><text:span text:style-name="T7">My analysis</text:span><text:span text:style-name="T1"> </text:span><text:span text:style-name="T7">indicate</text:span><text:span text:style-name="T10">s</text:span><text:span text:style-name="T7"> that the material </text:span><text:span text:style-name="T1">provides a negligible contribution </text:span><text:span text:style-name="T7">to LZ’s </text:span><text:span text:style-name="T9">total </text:span><text:span text:style-name="T1">radiation.</text:span></text:p>
      <text:p text:style-name="Text_20_body"/>
      <text:p text:style-name="Text_20_body">*<text:span text:style-name="T14">add sentences about what challenges in the emanation </text:span><text:span text:style-name="T15">analysis</text:span><text:line-break/>*<text:span text:style-name="T16">STOP USING </text:span><text:span text:style-name="T17">JARG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6T20:09:49.781213487</meta:creation-date>
    <dc:date>2023-02-18T05:16:31.242395027</dc:date>
    <meta:editing-duration>PT4H30M34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53" meta:character-count="991" meta:non-whitespace-character-count="844"/>
  </office:meta>
</office:document-meta>
</file>